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23-06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22-09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22-08-0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22-07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22-07-1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22-06-2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21-08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21-07-2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21-07-1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21-06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21-06-0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21-05-2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20-08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20-07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20-07-1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20-06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20-06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15101444701</text:p>
          </table:table-cell>
          <table:table-cell office:value-type="string" calcext:value-type="string">
            <text:p>200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26" meta:object-count="0"/>
    <meta:user-defined meta:name="AppVersion">3.0</meta:user-defined>
  </office:meta>
</office:document-meta>
</file>